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9" style:family="paragraph">
      <style:paragraph-properties fo:margin-left="0cm" fo:margin-right="0cm" fo:text-indent="0cm"/>
    </style:style>
    <style:style style:name="P40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6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8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5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</text:span><text:span text:style-name="T1">rt</text:span><text:span text:style-name="T1">ua</text:span><text:span text:style-name="T1">l </text:span><text:span text:style-name="T1">Cl</text:span><text:span text:style-name="T1">as</text:span><text:span text:style-name="T1">se</text:span><text:span text:style-name="T1">s </text:span><text:span text:style-name="T1">&amp; </text:span><text:span text:style-name="T1">P</text:span><text:span text:style-name="T1">ol</text:span><text:span text:style-name="T1">y</text:span><text:span text:style-name="T1">m</text:span><text:span text:style-name="T1">or</text:span><text:span text:style-name="T1">ph</text:span><text:span text:style-name="T1">i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1: </text:span><text:span text:style-name="T2">Dr</text:span><text:span text:style-name="T2">. </text:span><text:span text:style-name="T2">Of</text:span><text:span text:style-name="T2">ir </text:span><text:span text:style-name="T2">P</text:span><text:span text:style-name="T2">el</text:span><text:span text:style-name="T2">e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2: </text:span><text:span text:style-name="T2">Dr</text:span><text:span text:style-name="T2">. </text:span><text:span text:style-name="T2">Mi</text:span><text:span text:style-name="T2">ri </text:span><text:span text:style-name="T2">B</text:span><text:span text:style-name="T2">en</text:span><text:span text:style-name="T2">-</text:span><text:span text:style-name="T2">Ni</text:span><text:span text:style-name="T2">ss</text:span><text:span text:style-name="T2">an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3: </text:span><text:span text:style-name="T2">Dr</text:span><text:span text:style-name="T2">. </text:span><text:span text:style-name="T2">Er</text:span><text:span text:style-name="T2">el </text:span><text:span text:style-name="T2">S</text:span><text:span text:style-name="T2">eg</text:span><text:span text:style-name="T2">al</text:span><text:span text:style-name="T2">-</text:span><text:span text:style-name="T2">H</text:span><text:span text:style-name="T2">al</text:span><text:span text:style-name="T2">e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a</text:span><text:span text:style-name="T4">m</text:span><text:span text:style-name="T4">pl</text:span><text:span text:style-name="T4">e </text:span><text:span text:style-name="T4">(r</text:span><text:span text:style-name="T4">ev</text:span><text:span text:style-name="T4">isi</text:span><text:span text:style-name="T4">te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2 </text:span><text:span text:style-name="T4">– </text:span><text:span text:style-name="T4">dif</text:span><text:span text:style-name="T4">fe</text:span><text:span text:style-name="T4">re</text:span><text:span text:style-name="T4">n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 </text:span><text:span text:style-name="T4">–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/text:p>
            <text:p text:style-name="P13"><text:span text:style-name="T16">for (…) myShapes[i].draw(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Square will be constructed </text:span><text:span text:style-name="T19">and then sliced to fit inside the Shape </text:span><text:span text:style-name="T19">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Circle()</text:span><text:span text:style-name="T19">” copies from the </text:span><text:span text:style-name="T19">circle, its 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6">No slicing, but still, </text:span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h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O</text:span><text:span text:style-name="T4">ve</text:span><text:span text:style-name="T4">rlo</text:span><text:span text:style-name="T4">ad</text:span><text:span text:style-name="T4">in</text:span><text:span text:style-name="T4">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class uses methods of the </text:span><text:span text:style-name="T29">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allows an inherited class </text:span><text:span text:style-name="T29">to specialize 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line-break/></text:span><text:span text:style-name="T4">(a</text:span><text:span text:style-name="T4">ka </text:span><text:span text:style-name="T4">ea</text:span><text:span text:style-name="T4">rly</text:span><text:span text:style-name="T4">/st</text:span><text:span text:style-name="T4">ati</text:span><text:span text:style-name="T4">c </text:span><text:span text:style-name="T4">bi</text:span><text:span text:style-name="T4">nd</text:span><text:span text:style-name="T4">in</text:span><text:span text:style-name="T4">g/</text:span><text:span text:style-name="T4">re</text:span><text:span text:style-name="T4">so</text:span><text:span text:style-name="T4">lut</text:span><text:span text:style-name="T4">io</text:span><text:span text:style-name="T4">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 </text:span><text:span text:style-name="T4">in </text:span><text:span text:style-name="T4">ou</text:span><text:span text:style-name="T4">r </text:span><text:span text:style-name="T4">ex</text:span><text:span text:style-name="T4">a</text:span><text:span text:style-name="T4">m</text:span><text:span text:style-name="T4">p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&gt;draw(); <text:s text:c="5"/></text:span><text:span text:style-name="T34">// Calls </text:span><text:span text:style-name="T34">Circle::Draw() </text:span><text:span text:style-name="T34"><text:line-break/></text:span><text:span text:style-name="T31">square-&gt;draw(); <text:s text:c="5"/></text:span><text:span text:style-name="T34">// Calls </text:span><text:span text:style-name="T34">Square::Draw() </text:span><text:span text:style-name="T34"><text:line-break/></text:span><text:span text:style-name="T31">myShapes[</text:span><text:span text:style-name="T33">0</text:span><text:span text:style-name="T31">]-&gt;draw(); </text:span><text:span text:style-name="T34">// Calls Shape::Draw() </text:span><text:span text:style-name="T34"><text:line-break/></text:span><text:span text:style-name="T31">myShapes[</text:span><text:span text:style-name="T33">1</text:span><text:span text:style-name="T31">]-&gt;draw(); </text:span><text:span text:style-name="T34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</text:span><text:span text:style-name="T4">nd</text:span><text:span text:style-name="T4">er</text:span><text:span text:style-name="T4">ne</text:span><text:span text:style-name="T4">at</text:span><text:span text:style-name="T4">h </text:span><text:span text:style-name="T4">th</text:span><text:span text:style-name="T4">e </text:span><text:span text:style-name="T4">H</text:span><text:span text:style-name="T4">oo</text:span><text:span text:style-name="T4">d: </text:span><text:span text:style-name="T4">St</text:span><text:span text:style-name="T4">at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Circle: </text:span></text:p>
            <text:p text:style-name="P13"><text:span text:style-name="T11"><text:s text:c="2"/></text:span><text:span text:style-name="T10">public</text:span><text:span text:style-name="T11"> </text:span><text:span text:style-name="T11">Shape</text:span><text:span text:style-name="T11">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11">Shape</text:span><text:span text:style-name="T8"> s; </text:span><text:span text:style-name="T8"><text:line-break/></text:span><text:span text:style-name="T11">Circle</text:span><text:span text:style-name="T8"> c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675cm" svg:height="1.777cm" svg:x="14.478cm" svg:y="7.713cm">
          <text:p text:style-name="P21"><text:span text:style-name="T35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675cm" svg:height="1.777cm" svg:x="14.482cm" svg:y="12.316cm">
          <text:p text:style-name="P21"><text:span text:style-name="T35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695cm" svg:height="1.777cm" svg:x="19.841cm" svg:y="13.22cm">
          <text:p text:style-name="P23"><text:span text:style-name="T35">Shap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i</text:span><text:span text:style-name="T4">nti</text:span><text:span text:style-name="T4">ng </text:span><text:span text:style-name="T4">to </text:span><text:span text:style-name="T4">an </text:span><text:span text:style-name="T4">In</text:span><text:span text:style-name="T4">he</text:span><text:span text:style-name="T4">rit</text:span><text:span text:style-name="T4">ed </text:span><text:span text:style-name="T4">Cl</text:span><text:span text:style-name="T4">a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Circle c; </text:span><text:span text:style-name="T16"><text:line-break/></text:span><text:span text:style-name="T16">Shape* p = &amp;c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treat d</text:span><text:span text:style-name="T38"> </text:span><text:span text:style-name="T39">as though it was </text:span><text:span text:style-name="T39">a Base object.</text:span></text:p>
            <text:p text:style-name="P13"><text:span text:style-name="T40">The compiler cannot know if </text:span><text:span text:style-name="T41">*p </text:span><text:span text:style-name="T40">is from a </text:span><text:span text:style-name="T40">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679cm" svg:height="1.777cm" svg:x="16.071cm" svg:y="12.74cm">
            <text:p text:style-name="P21"><text:span text:style-name="T35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n</text:span><text:span text:style-name="T4">a</text:span><text:span text:style-name="T4">m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</text:span><text:span text:style-name="T6">example.</text:span></text:p>
            <text:list text:style-name="L4">
              <text:list-item>
                <text:p text:style-name="P19"><text:span text:style-name="T42">Based on the type of the </text:span><text:span text:style-name="T43">variable.</text:span></text:p>
              </text:list-item>
              <text:list-item>
                <text:p text:style-name="P19"><text:span text:style-name="T42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42">Based on the type of 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states that the method can </text:span><text:span text:style-name="T44">be overridden in a 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</text:span><text:span text:style-name="T45">s</text:span><text:span text:style-name="T46"> </text:span><text:span text:style-name="T46">Circ</text:span><text:span text:style-name="T46">le: </text:span><text:span text:style-name="T45">publ</text:span><text:span text:style-name="T45">ic</text:span><text:span text:style-name="T46"> </text:span><text:span text:style-name="T46">Shap</text:span><text:span text:style-name="T46">e </text:span><text:span text:style-name="T46"><text:line-break/></text:span><text:span text:style-name="T46">{ </text:span><text:span text:style-name="T46"><text:line-break/></text:span><text:span text:style-name="T45">publ</text:span><text:span text:style-name="T45">ic</text:span><text:span text:style-name="T46">: </text:span><text:span text:style-name="T46"><text:line-break/></text:span><text:span text:style-name="T45"> </text:span><text:span text:style-name="T45">void</text:span><text:span text:style-name="T46"> </text:span><text:span text:style-name="T46">draw</text:span><text:span text:style-name="T46">() </text:span><text:span text:style-name="T45">cons</text:span><text:span text:style-name="T45">t</text:span><text:span text:style-name="T46"> </text:span><text:span text:style-name="T46"><text:line-break/></text:span><text:span text:style-name="T46"> <text:s text:c="3"/></text:span><text:span text:style-name="T46">{cou</text:span><text:span text:style-name="T46">t&lt;&lt;</text:span><text:span text:style-name="T47">'</text:span><text:span text:style-name="T47">c'</text:span><text:span text:style-name="T46">;}</text:span><text:span text:style-name="T46"><text:line-break/></text:span><text:span text:style-name="T45"> </text:span><text:span text:style-name="T45">doub</text:span><text:span text:style-name="T45">le</text:span><text:span text:style-name="T46"> </text:span><text:span text:style-name="T46">area</text:span><text:span text:style-name="T46">() </text:span><text:span text:style-name="T45">cons</text:span><text:span text:style-name="T45">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</text:span><text:span text:style-name="T6">virtual methods gives the desired 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/text:span><text:span text:style-name="T28"><text:s/></text:span></text:p>
            <text:p text:style-name="P13"><text:span text:style-name="T29">The resolution of</text:span><text:span text:style-name="T28"> 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ith </text:span><text:span text:style-name="T4">re</text:span><text:span text:style-name="T4">fe</text:span><text:span text:style-name="T4">re</text:span><text:span text:style-name="T4">nc</text:span><text:span text:style-name="T4">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 <text:s text:c="2"/></text:span><text:span text:style-name="T13">virtual 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4.477cm" svg:x="13.97cm" svg:y="2.328cm">
          <text:p text:style-name="P21"><text:span text:style-name="T52">int</text:span><text:span text:style-name="T53"> main() </text:span><text:span text:style-name="T53"><text:line-break/></text:span><text:span text:style-name="T53">{ </text:span></text:p>
          <text:p text:style-name="P21"><text:span text:style-name="T53"><text:s text:c="3"/></text:span><text:span text:style-name="T53">Derived d; </text:span></text:p>
          <text:p text:style-name="P21"><text:span text:style-name="T53"/></text:p>
          <text:p text:style-name="P21"><text:span text:style-name="T53"><text:s text:c="3"/></text:span><text:span text:style-name="T53">Base b = d; <text:s/></text:span><text:span text:style-name="T53"><text:line-break/></text:span><text:span text:style-name="T53">   b.f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e&amp; bref= d; </text:span><text:span text:style-name="T53"><text:line-break/></text:span><text:span text:style-name="T53">   bref.f(); </text:span><text:span text:style-name="T54">//D</text:span></text:p>
          <text:p text:style-name="P21"><text:span text:style-name="T54"/></text:p>
          <text:p text:style-name="P21"><text:span text:style-name="T55"><text:s text:c="3"/></text:span><text:span text:style-name="T55">Base b1;</text:span><text:span text:style-name="T54"><text:line-break/></text:span><text:span text:style-name="T53"> <text:s text:c="2"/>// Derived d1 = b1;</text:span></text:p>
          <text:p text:style-name="P21"><text:span text:style-name="T53"><text:s text:c="3"/></text:span><text:span text:style-name="T53">// won’t compile</text:span></text:p>
          <text:p text:style-name="P21"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</text:span><text:span text:style-name="T22">}</text:span></text:p>
            <text:p text:style-name="P13"><text:span text:style-name="T22"><text:s text:c="10"/></text:span><text:span text:style-name="T25">void</text:span><text:span text:style-name="T22"> g() 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6">"Base f()" </text:span><text:span text:style-name="T22">&lt;&lt;endl; </text:span><text:span text:style-name="T22">}</text:span></text:p>
            <text:p text:style-name="P13"><text:span text:style-name="T22"><text:s text:c="10"/></text:span><text:span text:style-name="T25">void</text:span><text:span text:style-name="T22"> g(</text:span><text:span text:style-name="T57">Base* this</text:span><text:span text:style-name="T22">) {</text:span><text:span text:style-name="T57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6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7">Base::</text:span><text:span text:style-name="T22">g(</text:span><text:span text:style-name="T57">&amp;d</text:span><text:span text:style-name="T22">) </text:span></text:p>
            <text:p text:style-name="P13"><text:span text:style-name="T22">}</text:span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o</text:span><text:span text:style-name="T4">n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8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Base() is called, Derived is </text:span><text:span text:style-name="T60">not constructed yet! <text:s text:c="3"/></text:span><text:span text:style-name="T61"><text:a xlink:href="https://stackoverflow.com/q/962132/827927" xlink:type="simple">https://stackoverflow.com/q/962132/827927</text:a></text:span><text:span text:style-name="T61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de</text:span><text:span text:style-name="T4">s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8">virtual void </text:span><text:span text:style-name="T22">f() { cout&lt;&lt;“Base”&lt;&lt;endl;}</text:span></text:p>
            <text:p text:style-name="P13"><text:span text:style-name="T22">};</text:span></text:p>
            <text:p text:style-name="P13"><text:span text:style-name="T58">struct</text:span><text:span text:style-name="T22"> Derived: </text:span><text:span text:style-name="T58">public</text:span><text:span text:style-name="T22"> Base {</text:span></text:p>
            <text:p text:style-name="P13"><text:span text:style-name="T22"><text:s text:c="2"/></text:span><text:span text:style-name="T58">virtual void </text:span><text:span text:style-name="T22">f() { cout&lt;&lt;“Derived”&lt;&lt;endl;}</text:span></text:p>
            <text:p text:style-name="P13"><text:span text:style-name="T22">};</text:span></text:p>
            <text:p text:style-name="P13"><text:span text:style-name="T58">int</text:span><text:span text:style-name="T22"> main(){</text:span></text:p>
            <text:p text:style-name="P13"><text:span text:style-name="T22"><text:s text:c="2"/></text:span><text:span text:style-name="T22">Derived d; </text:span><text:span text:style-name="T59">// would print “Base”</text:span></text:p>
            <text:p text:style-name="P13"><text:span text:style-name="T59">}</text:span></text:p>
            <text:p text:style-name="P13"><text:span text:style-name="T60">Why? Because when ~Base() is called, Derived is </text:span><text:span text:style-name="T60">already destructed! <text:s text:c="3"/></text:span><text:span text:style-name="T61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2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l</text:span><text:span text:style-name="T4">y</text:span><text:span text:style-name="T4">m</text:span><text:span text:style-name="T4">or</text:span><text:span text:style-name="T4">ph</text:span><text:span text:style-name="T4">is</text:span><text:span text:style-name="T4">m </text:span><text:span text:style-name="T4">rul</text:span><text:span text:style-name="T4">e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</text:span><text:span text:style-name="T6">reference to a base class that actually </text:span><text:span text:style-name="T6">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4">(C++11 put </text:span><text:span text:style-name="T63">override</text:span><text:span text:style-name="T44"> between () and { } to check </text:span><text:span text:style-name="T44">that 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(u</text:span><text:span text:style-name="T4">nd</text:span><text:span text:style-name="T4">er </text:span><text:span text:style-name="T4">th</text:span><text:span text:style-name="T4">e </text:span><text:span text:style-name="T4">ho</text:span><text:span text:style-name="T4">od</text:span><text:span text:style-name="T4">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4">foo()</text:span><text:span text:style-name="T65"> is a virtual method, then each </text:span><text:span text:style-name="T65">object has a pointer to the implementation of </text:span><text:span text:style-name="T64">foo() </text:span><text:span text:style-name="T65">that it uses</text:span></text:p>
                  </text:list-item>
                  <text:list-item>
                    <text:p text:style-name="P18"><text:span text:style-name="T65">Can be implemented by using array of </text:span><text:span text:style-name="T65">pointers 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5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6">Large number of virtual methods </text:span></text:p>
                      </text:list-item>
                      <text:list-item>
                        <text:p text:style-name="P18"><text:span text:style-name="T66"><text:tab/></text:span><text:span text:style-name="T67"></text:span><text:span text:style-name="T66"> </text:span><text:span text:style-name="T66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8">single </text:span><text:span text:style-name="T42">pointer to an array </text:span><text:span text:style-name="T42">of function pointers</text:span></text:p>
                  </text:list-item>
                  <text:list-item>
                    <text:p text:style-name="P18"><text:span text:style-name="T42">This array points to the appropriate </text:span><text:span text:style-name="T42">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store one table</text:span></text:p>
                  </text:list-item>
                  <text:list-item>
                    <text:p text:style-name="P18"><text:span text:style-name="T42">Each object contains one field that points to </text:span><text:span text:style-name="T42">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91cm" svg:x="0.71cm" svg:y="0.984cm">
          <text:p text:style-name="P21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21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 </text:span><text:span text:style-name="T69">void</text:span><text:span text:style-name="T70"> f1(); </text:span></text:p>
          <text:p text:style-name="P21"><text:span text:style-name="T70"><text:s text:c="3"/></text:span><text:span text:style-name="T69">virtual void</text:span><text:span text:style-name="T70"> f3();</text:span></text:p>
          <text:p text:style-name="P21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/text:p>
          <text:p text:style-name="P21"><text:span text:style-name="T70"><text:line-break/></text:span><text:span text:style-name="T70">A* a1= new A;</text:span></text:p>
          <text:p text:style-name="P21"><text:span text:style-name="T70">A* a2= new A;</text:span><text:span text:style-name="T70"><text:line-break/></text:span><text:span text:style-name="T70">A* a3= new B;</text:span></text:p>
          <text:p text:style-name="P21"><text:span text:style-name="T70">a1→f1();</text:span></text:p>
          <text:p text:style-name="P21"><text:span text:style-name="T70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1">void A::f2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1">void 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7.189cm" svg:x="0.71cm" svg:y="0.984cm">
          <text:p text:style-name="P21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21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21"><text:span text:style-name="T70">A* a2= new A; </text:span><text:span text:style-name="T70"><text:line-break/></text:span><text:span text:style-name="T70">A* a3= new B; <text:s/></text:span></text:p>
          <text:p text:style-name="P21"><text:span text:style-name="T70">a3→f3(); // comp.err.</text:span></text:p>
          <text:p text:style-name="P21"><text:span text:style-name="T70">a3→f4(); //</text:span><text:span text:style-name="T70">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1">void A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1">void A::f2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1">void B::f1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1">void B::f3</text:span></text:p>
          <text:p text:style-name="P23"><text:span text:style-name="T71">{ </text:span></text:p>
          <text:p text:style-name="P23"><text:span text:style-name="T71"><text:s/></text:span><text:span text:style-name="T72">//...</text:span></text:p>
          <text:p text:style-name="P23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Fu</text:span><text:span text:style-name="T4">nc</text:span><text:span text:style-name="T4">tio</text:span><text:span text:style-name="T4">ns </text:span><text:span text:style-name="T4">- </text:span><text:span text:style-name="T4">de</text:span><text:span text:style-name="T4">m</text:span><text:span text:style-name="T4">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6" draw:layer="layout" svg:width="9.468cm" svg:height="15.874cm" svg:x="14.986cm" svg:y="4.262cm">
          <text:p text:style-name="P35"><text:span text:style-name="T75">class Base {</text:span></text:p>
          <text:p text:style-name="P35"><text:span text:style-name="T75"><text:s text:c="4"/></text:span><text:span text:style-name="T75">public:</text:span></text:p>
          <text:p text:style-name="P35"><text:span text:style-name="T75"><text:tab/></text:span><text:span text:style-name="T75">int x, y;</text:span></text:p>
          <text:p text:style-name="P35"><text:span text:style-name="T75"><text:tab/></text:span><text:span text:style-name="T75">int f() { return 111; }</text:span></text:p>
          <text:p text:style-name="P35"><text:span text:style-name="T75"><text:s text:c="4"/></text:span><text:span text:style-name="T75">virtual int g() { return 222; }</text:span></text:p>
          <text:p text:style-name="P35"><text:span text:style-name="T75"><text:s text:c="4"/></text:span><text:span text:style-name="T75">virtual int h() { return 333;}</text:span></text:p>
          <text:p text:style-name="P35"><text:span text:style-name="T75">};</text:span></text:p>
          <text:p text:style-name="P35"><text:span text:style-name="T75"/></text:p>
          <text:p text:style-name="P35"><text:span text:style-name="T75">class Derived: public Base {</text:span></text:p>
          <text:p text:style-name="P35"><text:span text:style-name="T75"><text:s text:c="4"/></text:span><text:span text:style-name="T75">int g() { return 444; }</text:span></text:p>
          <text:p text:style-name="P35"><text:span text:style-name="T75">};</text:span></text:p>
          <text:p text:style-name="P35"><text:span text:style-name="T75"/></text:p>
          <text:p text:style-name="P35"><text:span text:style-name="T75">int main() {</text:span></text:p>
          <text:p text:style-name="P35"><text:span text:style-name="T75"><text:s text:c="4"/></text:span><text:span text:style-name="T75">Base* p = new Derived;</text:span></text:p>
          <text:p text:style-name="P35"><text:span text:style-name="T75"><text:s text:c="4"/></text:span><text:span text:style-name="T75">p-&gt;f();</text:span></text:p>
          <text:p text:style-name="P35"><text:span text:style-name="T75"><text:s text:c="4"/></text:span><text:span text:style-name="T75">p-&gt;g();</text:span></text:p>
          <text:p text:style-name="P35"><text:span text:style-name="T75"><text:s text:c="4"/></text:span><text:span text:style-name="T75">p-&gt;h();</text:span></text:p>
          <text:p text:style-name="P35"><text:span text:style-name="T75"><text:tab/></text:span><text:span text:style-name="T75">retu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7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t</text:span><text:span text:style-name="T4">or</text:span><text:span text:style-name="T4">/dt</text:span><text:span text:style-name="T4">or </text:span><text:span text:style-name="T4">ex</text:span><text:span text:style-name="T4">pl</text:span><text:span text:style-name="T4">ai</text:span><text:span text:style-name="T4">n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8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– </text:span><text:span text:style-name="T4">co</text:span><text:span text:style-name="T4">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8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18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9"><text:span text:style-name="T18">Memory</text:span><text:span text:style-name="T6">: objects with virtual methods have </text:span><text:span text:style-name="T6">an additional fields (about 8 bytes).</text:span></text:p>
                  </text:list-item>
                  <text:list-item>
                    <text:p text:style-name="P39"><text:span text:style-name="T18">Conclusion</text:span><text:span text:style-name="T6">: Declare a function “virtual” </text:span><text:span text:style-name="T6">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7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D</text:span><text:span text:style-name="T4">e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0"><text:span text:style-name="T6"/></text:p>
            <text:list text:style-name="L3">
              <text:list-item>
                <text:p text:style-name="P40"><text:span text:style-name="T6">Destructor is like any other method</text:span></text:p>
              </text:list-item>
              <text:list-item>
                <text:p text:style-name="P40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40"><text:span text:style-name="T6">To fix that, we need to declare virtual </text:span><text:span text:style-name="T6">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</text:span><text:span text:style-name="T6">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9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4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2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s</text:span><text:span text:style-name="T4">tr</text:span><text:span text:style-name="T4">ac</text:span><text:span text:style-name="T4">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6"><text:line-break/></text:span><text:span text:style-name="T76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76"><text:line-break/></text:span><text:span text:style-name="T76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76"><text:s/></text:span><text:span text:style-name="T76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5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3"><text:span text:style-name="T77">In this example, we never want to deal </text:span><text:span text:style-name="T77">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4"><text:span text:style-name="T77">Shape serves the role of an interface</text:span></text:p>
                  </text:list-item>
                </text:list>
              </text:list-item>
              <text:list-item>
                <text:p text:style-name="P43"><text:span text:style-name="T77">All shapes need to be specific shapes <text:s/></text:span><text:span text:style-name="T77">instances of derived classes of Shape.</text:span></text:p>
              </text:list-item>
              <text:list-item>
                <text:p text:style-name="P43"><text:span text:style-name="T77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76">// pure virtuals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setName() = </text:span><text:span text:style-name="T78">0</text:span><text:span text:style-name="T11">; </text:span><text:span text:style-name="T76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6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</text:span><text:span text:style-name="T80">must be </text:span><text:span text:style-name="T80">implemented in derived class, but it can be </text:span><text:span text:style-name="T80">implemented in base also, destructor will be </text:span><text:span text:style-name="T80">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78"> 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8">0</text:span><text:span text:style-name="T11">; </text:span><text:span text:style-name="T76"><text:line-break/></text:span><text:span text:style-name="T76"> <text:s text:c="2"/></text:span><text:span text:style-name="T76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8">0</text:span><text:span text:style-name="T11">; </text:span><text:span text:style-name="T76"><text:line-break/></text:span><text:span text:style-name="T11">};</text:span></text:p>
            <text:p text:style-name="P15"><text:span text:style-name="T10">inline</text:span><text:span text:style-name="T11"> Shape::~Shape() { } </text:span><text:span text:style-name="T79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</text:span></text:p>
            <text:p text:style-name="P13"><text:span text:style-name="T6"/></text:p>
            <text:p text:style-name="P15"><text:span text:style-name="T16">Shape* p; </text:span><text:span text:style-name="T81">// legal </text:span><text:span text:style-name="T81"><text:line-break/></text:span><text:span text:style-name="T16">Shape s; </text:span><text:span text:style-name="T82">// illegal</text:span><text:span text:style-name="T81"> </text:span></text:p>
            <text:p text:style-name="P15"><text:span text:style-name="T16">p = </text:span><text:span text:style-name="T20">new</text:span><text:span text:style-name="T16"> Shape; </text:span><text:span text:style-name="T82">// illegal</text:span><text:span text:style-name="T81"> </text:span><text:span text:style-name="T81"><text:line-break/></text:span><text:span text:style-name="T16">Circle c; </text:span><text:span text:style-name="T81">// legal </text:span><text:span text:style-name="T81"><text:line-break/></text:span><text:span text:style-name="T16">p = &amp;c; </text:span><text:span text:style-name="T81">// legal </text:span></text:p>
            <text:p text:style-name="P15"><text:span text:style-name="T16">p = new Circle; </text:span><text:span text:style-name="T81">// legal </text:span><text:span text:style-name="T81"><text:line-break/></text:span><text:span text:style-name="T8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</text:span><text:span text:style-name="T4">iv</text:span><text:span text:style-name="T4">at</text:span><text:span text:style-name="T4">e </text:span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derived objects must </text:span><text:span text:style-name="T44">implement but cannot use:</text:span></text:p>
            <text:p text:style-name="P15"><text:span text:style-name="T13">class</text:span><text:span text:style-name="T14"> Shape { </text:span><text:span text:style-name="T13">private</text:span><text:span text:style-name="T14">: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83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g_numDraws; </text:span><text:span text:style-name="T14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- </text:span><text:span text:style-name="T4">Ti</text:span><text:span text:style-name="T4">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3"><text:span text:style-name="T84">If you have virtual methods in a class, always </text:span><text:span text:style-name="T84">declare its destructor virtual</text:span></text:p>
              </text:list-item>
              <text:list-item>
                <text:p text:style-name="P43"><text:span text:style-name="T84">Never call virtual methods during construction </text:span><text:span text:style-name="T84">and destruction</text:span></text:p>
              </text:list-item>
              <text:list-item>
                <text:p text:style-name="P43"><text:span text:style-name="T84">Use pure virtual classes without any fields to </text:span><text:span text:style-name="T84">define interfaces</text:span></text:p>
              </text:list-item>
              <text:list-item>
                <text:p text:style-name="P43"><text:span text:style-name="T84">Use inheritance with polymorphism with care: </text:span><text:span text:style-name="T84">Be sure that this is the appropriate solution ("is </text:span><text:span text:style-name="T84">a" 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5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7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6" draw:layer="layout" svg:width="23.706cm" svg:height="1.776cm" svg:x="0.847cm" svg:y="0.763cm" presentation:class="title" presentation:user-transformed="true">
          <draw:text-box>
            <text:p text:style-name="P8"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6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3"><text:span text:style-name="T86"><text:s/></text:span><text:span text:style-name="T86">To create an equivalent to java </text:span><text:span text:style-name="T86">interface – declare a base class </text:span><text:span text:style-name="T86">with all methods pure virtual and no </text:span><text:span text:style-name="T86">fields.</text:span></text:p>
              </text:list-item>
            </text:list>
            <text:p text:style-name="P13"><text:span text:style-name="T86"/></text:p>
            <text:list text:continue-numbering="true" text:style-name="L13">
              <text:list-item>
                <text:p text:style-name="P13"><text:span text:style-name="T86"><text:s/></text:span><text:span text:style-name="T86">Inheritance can be used to hide </text:span><text:span text:style-name="T86">implementation. But, you will need a </text:span><text:span text:style-name="T86">factory, and with templates also </text:span><text:span text:style-name="T86">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7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</text:span><text:span text:style-name="T14">Add()=</text:span><text:span text:style-name="T83">0</text:span><text:span text:style-name="T14">;    </text:span><text:span text:style-name="T13">virtual</text:span><text:span text:style-name="T14"> </text:span><text:span text:style-name="T14">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7">In main.cpp:</text:span><text:span text:style-name="T87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4" draw:text-style-name="P22" draw:layer="layout" svg:width="12.064cm" svg:height="15.874cm" svg:x="12.954cm" svg:y="1.652cm">
          <text:p text:style-name="P15"><text:span text:style-name="T87">In List.cpp file:</text:span></text:p>
          <text:p text:style-name="P15"><text:span text:style-name="T52">class</text:span><text:span text:style-name="T53"> ListImpl:</text:span></text:p>
          <text:p text:style-name="P15"><text:span text:style-name="T52">public</text:span><text:span text:style-name="T53"> List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</text:span></text:p>
          <text:p text:style-name="P15"><text:span text:style-name="T53"><text:s text:c="3"/></text:span><text:span text:style-name="T53">ListImpl(): theInts </text:span><text:span text:style-name="T53"><text:line-break/></text:span><text:span text:style-name="T53"> <text:s text:c="4"/>(new int[…]) {...}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2">2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9"><text:span text:style-name="MT7">Sevent</text:span><text:span text:style-name="MT7">h </text:span><text:span text:style-name="MT7">Outline </text:span><text:span text:style-name="MT7">Level</text:span><text:span text:style-name="MT7">ל</text:span><text:span text:style-name="MT7">חץ כדי </text:span><text:span text:style-name="MT7">לערוך </text:span><text:span text:style-name="MT7">סגנונות </text:span><text:span text:style-name="MT7">טקסט </text:span><text:span text:style-name="MT7">של </text:span><text:span text:style-name="MT7">תבנית </text:span><text:span text:style-name="MT7">בסיס</text:span></text:p>
                                      <text:list>
                                        <text:list-item>
                                          <text:p text:style-name="MP19"><text:span text:style-name="MT8">רמה </text:span><text:span text:style-name="MT8">שניי</text:span><text:span text:style-name="MT8">ה</text:span></text:p>
                                          <text:list>
                                            <text:list-item>
                                              <text:p text:style-name="MP19"><text:span text:style-name="MT9">ר</text:span><text:span text:style-name="MT9">מ</text:span><text:span text:style-name="MT9">ה </text:span><text:span text:style-name="MT9">ש</text:span><text:span text:style-name="MT9">לי</text:span><text:span text:style-name="MT9">ש</text:span><text:span text:style-name="MT9">י</text:span><text:span text:style-name="MT9">ת</text:span></text:p>
                                              <text:list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ר</text:span><text:span text:style-name="MT9">ב</text:span><text:span text:style-name="MT9">י</text:span><text:span text:style-name="MT9">ע</text:span><text:span text:style-name="MT9">י</text:span><text:span text:style-name="MT9">ת</text:span></text:p>
                                                </text:list-item>
                                                <text:list-item>
                                                  <text:p text:style-name="MP20"><text:span text:style-name="MT9">ר</text:span><text:span text:style-name="MT9">מ</text:span><text:span text:style-name="MT9">ה</text:span><text:span text:style-name="MT9"> </text:span><text:span text:style-name="MT9">ח</text:span><text:span text:style-name="MT9">מ</text:span><text:span text:style-name="MT9">י</text:span><text:span text:style-name="MT9">ש</text:span><text:span text:style-name="MT9">י</text:span><text:span text:style-name="MT9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</text:span><text:span text:style-name="MT7">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</text:span><text:span text:style-name="MT7">Level</text:span></text:p>
                          <text:list>
                            <text:list-item>
                              <text:p text:style-name="MP18"><text:span text:style-name="MT7">Fifth Outline </text:span><text:span text:style-name="MT7">Level</text:span></text:p>
                              <text:list>
                                <text:list-item>
                                  <text:p text:style-name="MP18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</text:span><text:span text:style-name="MT7">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</text:span><text:span text:style-name="MT6">כותרת של תבנית </text:span><text:span text:style-name="MT6">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2">2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0</meta:editing-cycles>
    <meta:print-date>1999-11-04T13:06:28</meta:print-date>
    <meta:creation-date>1999-10-10T10:49:40</meta:creation-date>
    <dc:date>2018-05-02T16:03:23.144680312</dc:date>
    <meta:editing-duration>P28DT5H4M48S</meta:editing-duration>
    <meta:generator>LibreOffice/5.1.6.2$Linux_X86_64 LibreOffice_project/10m0$Build-2</meta:generator>
    <meta:document-statistic meta:object-count="46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